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00ffff" draw:textarea-horizontal-align="left" draw:textarea-vertical-align="top" draw:auto-grow-height="false" draw:shadow="hidden"/>
    </style:style>
    <style:style style:name="gr10" style:family="graphic">
      <style:graphic-properties draw:stroke="none" draw:fill="none" draw:fill-color="#00ffff" draw:textarea-horizontal-align="left" draw:textarea-vertical-align="top" draw:auto-grow-height="false" fo:min-height="8.595cm"/>
    </style:style>
    <style:style style:name="gr11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12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16" style:family="graphic" style:parent-style-name="standard">
      <style:graphic-properties svg:stroke-color="#800000" draw:marker-end="Arrowheads_20_2" draw:marker-end-width="0.3cm" draw:textarea-horizontal-align="center" draw:textarea-vertical-align="middle"/>
    </style:style>
    <style:style style:name="gr1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3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1.027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>
        <style:tab-stops>
          <style:tab-stop style:position="23.543cm"/>
        </style:tab-stops>
      </style:paragraph-properties>
    </style:style>
    <style:style style:name="P2" style:family="paragraph"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800000"/>
    </style:style>
    <style:style style:name="P10" style:family="paragraph">
      <style:text-properties fo:color="#000080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text-properties fo:color="#00008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use-window-font-color="true" fo:font-weight="normal" style:font-weight-asian="normal" style:font-weight-complex="normal"/>
    </style:style>
    <style:style style:name="P15" style:family="paragraph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6" style:family="paragraph">
      <style:text-properties fo:font-size="32pt" style:font-size-asian="32pt" style:font-size-complex="32pt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3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18pt" style:font-weight-asian="bold" style:font-size-complex="18pt" style:font-weight-complex="bold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26pt" fo:font-weight="normal" style:font-size-asian="18pt" style:font-weight-asian="normal" style:font-size-complex="18pt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0080" fo:font-family="FreeMono" style:font-family-generic="modern" style:font-pitch="fixed"/>
    </style:style>
    <style:style style:name="T11" style:family="text">
      <style:text-properties fo:font-family="FreeMono" style:font-family-generic="modern" style:font-pitch="fixed"/>
    </style:style>
    <style:style style:name="T12" style:family="text">
      <style:text-properties fo:font-family="FreeMono" style:font-family-generic="modern" style:font-pitch="fixed" fo:font-weight="bold" style:font-weight-asian="bold" style:font-weight-complex="bold"/>
    </style:style>
    <style:style style:name="T13" style:family="text">
      <style:text-properties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8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9" style:family="text">
      <style:text-properties fo:color="#ff0000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800000"/>
    </style:style>
    <style:style style:name="T24" style:family="text">
      <style:text-properties fo:color="#00008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5" style:family="text">
      <style:text-properties fo:color="#00000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6" style:family="text">
      <style:text-properties fo:color="#00008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7" style:family="text">
      <style:text-properties fo:color="#000080" fo:font-weight="bold" style:font-weight-asian="bold" style:font-weight-complex="bold"/>
    </style:style>
    <style:style style:name="T28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font-family="Symbol" style:font-style-name="Regular" style:font-pitch="variable" style:font-charset="x-symbol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ring-Embedded DSLs</text:p>
              </text:list-item>
              <text:list-item>
                <text:p>Abstract Strings</text:p>
                <text:list>
                  <text:list-item>
                    <text:p>Three levels of abstraction</text:p>
                  </text:list-item>
                </text:list>
              </text:list-item>
              <text:list-item>
                <text:p>Regular abstraction</text:p>
                <text:list>
                  <text:list-item>
                    <text:p>Lexical analysis</text:p>
                  </text:list-item>
                  <text:list-item>
                    <text:p>Syntactical Analysis</text:p>
                  </text:list-item>
                </text:list>
              </text:list-item>
              <text:list-item>
                <text:p>Context-Free Abstracti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QL inside Java Strings</text:p>
          </draw:text-box>
        </draw:frame>
        <draw:frame draw:style-name="gr2" draw:text-style-name="P2" draw:layer="layout" svg:width="25.4cm" svg:height="12.109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isFiltering()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isAscending()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  <text:p><text:span text:style-name="T1">Connection connection = connect();</text:span></text:p>
            <text:p><text:span text:style-name="T1">connection.prepareStatement(sql);</text:span></text:p>
          </draw:text-box>
        </draw:frame>
        <draw:g>
          <draw:custom-shape draw:style-name="gr3" draw:text-style-name="P3" draw:id="id2" draw:layer="layout" svg:width="1.5cm" svg:height="0.737cm" svg:x="15.766cm" svg:y="1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" draw:layer="layout" svg:width="4.445cm" svg:height="1.27cm" svg:x="17.145cm" svg:y="19.05cm">
            <text:p text:style-name="P3">Hotspot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9.367cm" svg:y1="19.05cm" svg:x2="16.516cm" svg:y2="17.048cm" draw:start-shape="id1" draw:start-glue-point="0" draw:end-shape="id2" draw:end-glue-point="2" svg:d="m19367 19050-2851-2002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bstract Strings</text:p>
          </draw:text-box>
        </draw:frame>
        <draw:frame draw:style-name="gr2" draw:text-style-name="P2" draw:layer="layout" svg:width="25.4cm" svg:height="10.415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</draw:text-box>
        </draw:frame>
        <draw:g>
          <draw:custom-shape draw:style-name="gr6" draw:text-style-name="P3" draw:id="id3" draw:layer="layout" svg:width="3.81cm" svg:height="1.905cm" svg:x="0.77cm" svg:y="17.145cm">
            <text:p text:style-name="P3">SELECT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4" draw:layer="layout" svg:width="3.525cm" svg:height="1.905cm" svg:x="5.47cm" svg:y="17.146cm">
            <text:p text:style-name="P3">FROM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5" draw:layer="layout" svg:width="2.605cm" svg:height="1.905cm" svg:x="9.87cm" svg:y="17.146cm">
            <text:p text:style-name="P3">ON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6" draw:layer="layout" svg:width="3.81cm" svg:height="1.905cm" svg:x="13.67cm" svg:y="14.605cm">
            <text:p text:style-name="P3">WHERE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7" draw:layer="layout" svg:width="5.024cm" svg:height="1.905cm" svg:x="18.571cm" svg:y="17.103cm">
            <text:p text:style-name="P3">ORDER BY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8" draw:layer="layout" svg:width="2.352cm" svg:height="1.905cm" svg:x="24.765cm" svg:y="15.831cm">
            <text:p text:style-name="P3">ASC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9" draw:layer="layout" svg:width="2.352cm" svg:height="1.905cm" svg:x="24.766cm" svg:y="18.332cm">
            <text:p text:style-name="P3">DESC</text:p>
            <draw:enhanced-geometry svg:viewBox="0 0 21600 21600" draw:type="rectangle" draw:enhanced-path="M 0 0 L 21600 0 21600 21600 0 21600 0 0 Z N"/>
          </draw:custom-shape>
          <draw:connector draw:style-name="gr7" draw:text-style-name="P3" draw:layer="layout" svg:x1="4.58cm" svg:y1="18.097cm" svg:x2="5.47cm" svg:y2="18.098cm" draw:start-shape="id3" draw:start-glue-point="1" draw:end-shape="id4" draw:end-glue-point="3" svg:d="m4580 18097h445v1h445">
            <text:p/>
          </draw:connector>
          <draw:connector draw:style-name="gr7" draw:text-style-name="P3" draw:layer="layout" svg:x1="8.995cm" svg:y1="18.098cm" svg:x2="9.87cm" svg:y2="18.098cm" draw:start-shape="id4" draw:start-glue-point="1" draw:end-shape="id5" draw:end-glue-point="3" svg:d="m8995 18098h875">
            <text:p/>
          </draw:connector>
          <draw:connector draw:style-name="gr7" draw:text-style-name="P3" draw:layer="layout" svg:x1="12.475cm" svg:y1="18.098cm" svg:x2="13.67cm" svg:y2="15.557cm" draw:start-shape="id5" draw:start-glue-point="1" draw:end-shape="id6" draw:end-glue-point="3" svg:d="m12475 18098h597v-2541h598">
            <text:p/>
          </draw:connector>
          <draw:connector draw:style-name="gr7" draw:text-style-name="P3" draw:layer="layout" svg:x1="12.475cm" svg:y1="18.098cm" svg:x2="18.571cm" svg:y2="18.055cm" draw:start-shape="id5" draw:start-glue-point="1" draw:end-shape="id7" draw:end-glue-point="3" svg:d="m12475 18098h3048v-43h3048">
            <text:p/>
          </draw:connector>
          <draw:connector draw:style-name="gr7" draw:text-style-name="P3" draw:layer="layout" svg:x1="17.48cm" svg:y1="15.557cm" svg:x2="18.571cm" svg:y2="18.055cm" draw:start-shape="id6" draw:start-glue-point="1" draw:end-shape="id7" draw:end-glue-point="3" svg:d="m17480 15557h546v2498h545">
            <text:p/>
          </draw:connector>
          <draw:connector draw:style-name="gr7" draw:text-style-name="P3" draw:layer="layout" svg:x1="23.595cm" svg:y1="18.055cm" svg:x2="24.765cm" svg:y2="16.783cm" draw:start-shape="id7" draw:start-glue-point="1" draw:end-shape="id8" draw:end-glue-point="3" svg:d="m23595 18055h585v-1272h585">
            <text:p/>
          </draw:connector>
          <draw:connector draw:style-name="gr7" draw:text-style-name="P3" draw:layer="layout" svg:x1="23.595cm" svg:y1="18.055cm" svg:x2="24.766cm" svg:y2="19.284cm" draw:start-shape="id7" draw:start-glue-point="1" draw:end-shape="id9" draw:end-glue-point="3" svg:d="m23595 18055h586v1229h585">
            <text:p/>
          </draw:connector>
        </draw:g>
        <draw:g>
          <draw:custom-shape draw:style-name="gr3" draw:text-style-name="P3" draw:id="id11" draw:layer="layout" svg:width="1.5cm" svg:height="0.737cm" svg:x="3.575cm" svg:y="7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0" draw:layer="layout" svg:width="4.445cm" svg:height="1.27cm" svg:x="18.415cm" svg:y="9.724cm">
            <text:p text:style-name="P3">Abstraction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8.188cm" draw:start-shape="id10" draw:start-glue-point="3" draw:end-shape="id11" draw:end-glue-point="1" svg:d="m18415 10359-13340-2171">
            <text:p/>
          </draw:connector>
          <draw:custom-shape draw:style-name="gr3" draw:text-style-name="P3" draw:id="id12" draw:layer="layout" svg:width="1.5cm" svg:height="0.684cm" svg:x="3.575cm" svg:y="11.271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11.613cm" draw:start-shape="id10" draw:end-shape="id12" draw:end-glue-point="1" svg:d="m18415 10359-13340 1254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vels of Abstraction</text:p>
          </draw:text-box>
        </draw:frame>
        <draw:g>
          <draw:custom-shape draw:style-name="gr8" draw:text-style-name="P5" draw:layer="layout" svg:width="26.4cm" svg:height="14.605cm" svg:x="0.905cm" svg:y="5.08cm">
            <text:p text:style-name="P3"><text:span text:style-name="T4">Type 0</text:span><text:span text:style-name="T5">: Arbitrary Turing machin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5.24cm" svg:height="12.065cm" svg:x="1.454cm" svg:y="6.985cm">
            <text:p text:style-name="P3"><text:span text:style-name="T4">Context-Sensitive</text:span><text:span text:style-name="T6">: Linear-bounded autom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9" draw:text-style-name="P5" draw:layer="layout" svg:width="23.755cm" svg:height="9.525cm" svg:x="1.962cm" svg:y="8.889cm" svg:viewBox="0 0 23756 9526" svg:d="m1587 0c-794 0-1587 793-1587 1587v6351c0 794 793 1588 1587 1588h20581c794 0 1588-794 1588-1588v-6351c0-794-794-1587-1588-1587zm-22168 0zm23756 9526z">
          <text:p/>
        </draw:path>
        <draw:frame draw:style-name="gr10" draw:text-style-name="P5" draw:layer="layout" svg:width="22.825cm" svg:height="8.595cm" svg:x="2.427cm" svg:y="9.354cm">
          <draw:text-box>
            <text:p text:style-name="P3"><text:span text:style-name="T4">Context-Free</text:span><text:span text:style-name="T5">: Nondeterministic pushdown automata</text:span></text:p>
          </draw:text-box>
        </draw:frame>
        <draw:g>
          <draw:custom-shape draw:style-name="gr11" draw:text-style-name="P5" draw:layer="layout" svg:width="21.529cm" svg:height="4.445cm" svg:x="2.54cm" svg:y="13.335cm">
            <text:p text:style-name="P3"><text:span text:style-name="T4">Regular</text:span><text:span text:style-name="T5">: Finite automata (regular expression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6.331cm" svg:height="2.425cm" svg:x="4.31cm" svg:y="14.947cm">
            <text:p text:style-name="P3"><text:span text:style-name="T4">Finite</text:span><text:span text:style-name="T5">: Finite set of string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7" draw:layer="layout" svg:width="3.885cm" svg:height="1.64cm" svg:x="19.61cm" svg:y="15.47cm">
          <text:p text:style-name="P3"><text:span text:style-name="T7">O(N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5.492cm" svg:height="1.489cm" svg:x="5.9cm" svg:y="10.966cm">
          <text:p text:style-name="P3"><text:span text:style-name="T7">O(N</text:span><text:span text:style-name="T8">3</text:span><text:span text:style-name="T7">)</text:span><text:span text:style-name="T9">, but usually</text:span><text:span text:style-name="T7"> O(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gram Construc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ite</text:p>
                <text:list>
                  <text:list-item>
                    <text:p>String Literals: <text:span text:style-name="T10">“SELECT * FROM t”</text:span></text:p>
                  </text:list-item>
                  <text:list-item>
                    <text:p>Concatenation:<text:span text:style-name="T11"> sql + </text:span><text:span text:style-name="T10">“ WHERE x &gt; 10”</text:span></text:p>
                  </text:list-item>
                  <text:list-item>
                    <text:p>Conditionals: <text:s/><text:span text:style-name="T12">if</text:span><text:span text:style-name="T11"> (b) {s+=</text:span><text:span text:style-name="T10">“ASC”</text:span><text:span text:style-name="T11">;} </text:span><text:span text:style-name="T12">else </text:span><text:span text:style-name="T11">{s+=</text:span><text:span text:style-name="T10">“DESC”</text:span><text:span text:style-name="T11">;}</text:span></text:p>
                  </text:list-item>
                </text:list>
              </text:list-item>
              <text:list-item>
                <text:p>Regular</text:p>
                <text:list>
                  <text:list-item>
                    <text:p>Appending in a loop</text:p>
                    <text:list>
                      <text:list-item>
                        <text:p><text:span text:style-name="T12">for</text:span><text:span text:style-name="T11"> (String s : items) { </text:span><text:span text:style-name="T11"><text:line-break/></text:span><text:span text:style-name="T11"><text:tab/></text:span><text:span text:style-name="T11">buffer.append(</text:span><text:span text:style-name="T10">“, “</text:span><text:span text:style-name="T11"> + s); </text:span></text:p>
                        <text:p><text:span text:style-name="T11">}</text:span></text:p>
                      </text:list-item>
                    </text:list>
                  </text:list-item>
                  <text:list-item>
                    <text:p>Appending in (effectively) tail recursion</text:p>
                  </text:list-item>
                </text:list>
              </text:list-item>
              <text:list-item>
                <text:p>Context-Free</text:p>
                <text:list>
                  <text:list-item>
                    <text:p>General loops an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 am cheating!</text:p>
          </draw:text-box>
        </draw:frame>
        <draw:frame presentation:style-name="pr6" draw:layer="layout" svg:width="25.199cm" svg:height="13.609cm" svg:x="1.4cm" svg:y="5.039cm" presentation:class="subtitle">
          <draw:text-box>
            <text:p>Do you actually believe that </text:p>
            <text:p/>
            <text:p><text:span text:style-name="T13">arbitrary programs can generate </text:span></text:p>
            <text:p><text:span text:style-name="T13">ONLY context-free languages</text:span></text:p>
            <text:p><text:span text:style-name="T13">?!</text:span></text:p>
            <text:p><text:span text:style-name="T14"/></text:p>
            <text:p><text:span text:style-name="T14"/></text:p>
            <text:p><text:span text:style-name="T14">Please, reconsider this belief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rogram P, with a hotspot E</text:p>
                    <text:list>
                      <text:list-item>
                        <text:p>E may have a value from a set of strings L(E)</text:p>
                      </text:list-item>
                    </text:list>
                  </text:list-item>
                  <text:list-item>
                    <text:p><text:span text:style-name="T15">Regular </text:span><text:span text:style-name="T16">grammar Lex</text:span></text:p>
                    <text:list>
                      <text:list-item>
                        <text:p><text:span text:style-name="T16">Describes lexical structure of the embedded language (e.g. SQL)</text:span></text:p>
                      </text:list-item>
                    </text:list>
                  </text:list-item>
                  <text:list-item>
                    <text:p><text:span text:style-name="T15">Context-Free</text:span> grammar G (over tokens produced by Lex)</text:p>
                  </text:list-item>
                </text:list>
              </text:list-item>
              <text:list-item>
                <text:p>Output</text:p>
                <text:list>
                  <text:list-item>
                    <text:p>OK – no errors found</text:p>
                  </text:list-item>
                  <text:list-item>
                    <text:p>ERROR(List of err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d L(P)</text:p>
                <text:list>
                  <text:list-item>
                    <text:p>Finite/Regular</text:p>
                  </text:list-item>
                  <text:list-item>
                    <text:p>Context-Free</text:p>
                  </text:list-item>
                </text:list>
              </text:list-item>
              <text:list-item>
                <text:p>Check if L(P) <text:span text:style-name="T17"> </text:span><text:span text:style-name="T18">L(Lex)*</text:span></text:p>
                <text:list>
                  <text:list-item>
                    <text:p><text:span text:style-name="T18">Compute T := Lex(L(P)) – language of token sequences</text:span></text:p>
                    <text:list>
                      <text:list-item>
                        <text:p><text:span text:style-name="T18">Finite/Regular</text:span></text:p>
                      </text:list-item>
                      <text:list-item>
                        <text:p><text:span text:style-name="T18">Context-Free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Check if T </text:span><text:span text:style-name="T17"> </text:span><text:span text:style-name="T18">L(G)</text:span></text:p>
                <text:list>
                  <text:list-item>
                    <text:p><text:span text:style-name="T18">REG-REG – Decidable</text:span></text:p>
                  </text:list-item>
                  <text:list-item>
                    <text:p><text:span text:style-name="T18">REG-CF – Undecidable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cis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oundness</text:p>
                <text:list>
                  <text:list-item>
                    <text:p>If we return OK, then there can be no errors when we run the program</text:p>
                  </text:list-item>
                </text:list>
              </text:list-item>
              <text:list-item>
                <text:p>Completeness</text:p>
                <text:list>
                  <text:list-item>
                    <text:p>If we return ERROR(...), then there will be some errors when we run the program</text:p>
                  </text:list-item>
                </text:list>
              </text:list-item>
              <text:list-item>
                <text:p><text:span text:style-name="T19">Bad news (Rise's theorem):</text:span></text:p>
                <text:list>
                  <text:list-item>
                    <text:p>We can not achieve completeness and soundness for unrestrict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the set of strings L(E)</text:p>
                <text:list>
                  <text:list-item>
                    <text:p>Perform lexical analysis</text:p>
                    <text:list>
                      <text:list-item>
                        <text:p>Finite-state transduction</text:p>
                      </text:list-item>
                    </text:list>
                  </text:list-item>
                  <text:list-item>
                    <text:p>Perform syntactical analysis</text:p>
                    <text:list>
                      <text:list-item>
                        <text:p>LR-parsing</text:p>
                      </text:list-item>
                    </text:list>
                  </text:list-item>
                </text:list>
              </text:list-item>
              <text:list-item>
                <text:p>Finite</text:p>
                <text:list>
                  <text:list-item>
                    <text:p>No problem: ordinary lexer/parser will work</text:p>
                  </text:list-item>
                </text:list>
              </text:list-item>
              <text:list-item>
                <text:p>Regular</text:p>
                <text:list>
                  <text:list-item>
                    <text:p>Already rather trick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(Partial) Solution for Regular Inpu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(E) is represented as a finite automaton A</text:p>
              </text:list-item>
              <text:list-item>
                <text:p>Lexical analyzer is represented as a finite transducer T</text:p>
              </text:list-item>
              <text:list-item>
                <text:p>T(A) is also a FA, TOK</text:p>
              </text:list-item>
              <text:list-item>
                <text:p><text:span text:style-name="T15">Problem</text:span>: is the language generated (accepted) by the given FA a subset of a given CF-language?</text:p>
                <text:list>
                  <text:list-item>
                    <text:p><text:span text:style-name="T20">AKA “Language Inclusion 3-2”, undecidable</text:span></text:p>
                    <text:list>
                      <text:list-item>
                        <text:p><text:span text:style-name="T21">We will use some approx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 Automata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ular expressions</text:p>
                <text:list>
                  <text:list-item>
                    <text:p>, | [01]+0</text:p>
                  </text:list-item>
                </text:list>
              </text:list-item>
              <text:list-item>
                <text:p>No loops =&gt; finite language</text:p>
              </text:list-item>
              <text:list-item>
                <text:p>Recognizing</text:p>
                <text:list>
                  <text:list-item>
                    <text:p>String -&gt; Bool</text:p>
                  </text:list-item>
                </text:list>
              </text:list-item>
              <text:list-item>
                <text:p>Generating</text:p>
                <text:list>
                  <text:list-item>
                    <text:p>[String]</text:p>
                  </text:list-item>
                </text:list>
              </text:list-item>
            </text:list>
          </draw:text-box>
        </draw:frame>
        <draw:g>
          <draw:g draw:id="id15">
            <draw:custom-shape draw:style-name="gr13" draw:text-style-name="P3" draw:layer="layout" svg:width="1.27cm" svg:height="1.27cm" svg:x="22.637cm" svg:y="13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22.776cm" svg:y="13.4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14" draw:layer="layout" svg:width="1.27cm" svg:height="1.27cm" svg:x="14.067cm" svg:y="1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13" draw:layer="layout" svg:width="1.27cm" svg:height="1.27cm" svg:x="17.877cm" svg:y="11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8.511cm" svg:y1="12.717cm" svg:x2="19.145cm" svg:y2="12.083cm" draw:start-shape="id13" draw:start-glue-point="8" draw:end-shape="id13" draw:end-glue-point="10" svg:d="m18511 12717c0 756 569 630 917 283s473-917-283-917">
            <text:p/>
          </draw:connector>
          <draw:connector draw:style-name="gr7" draw:text-style-name="P3" draw:layer="layout" draw:type="curve" svg:x1="14.701cm" svg:y1="13.354cm" svg:x2="17.877cm" svg:y2="12.083cm" draw:start-shape="id14" draw:start-glue-point="4" draw:end-shape="id13" draw:end-glue-point="6" svg:d="m14701 13354c0-848 1058-1271 3176-1271">
            <text:p/>
          </draw:connector>
          <draw:connector draw:style-name="gr7" draw:text-style-name="P3" draw:layer="layout" draw:type="curve" draw:line-skew="0.517cm" svg:x1="14.701cm" svg:y1="14.622cm" svg:x2="23.272cm" svg:y2="14.624cm" draw:start-shape="id14" draw:start-glue-point="8" draw:end-shape="id15" draw:end-glue-point="2" svg:d="m14701 14622c0 1531 8571 1530 8571 2">
            <text:p/>
          </draw:connector>
          <draw:connector draw:style-name="gr7" draw:text-style-name="P3" draw:layer="layout" draw:type="curve" draw:line-skew="0.62cm" svg:x1="18.96cm" svg:y1="11.634cm" svg:x2="23.272cm" svg:y2="13.354cm" draw:start-shape="id13" draw:start-glue-point="11" draw:end-shape="id15" draw:end-glue-point="0" svg:d="m18960 11634c0-99 4312-959 4312 1720">
            <text:p/>
          </draw:connector>
          <draw:connector draw:style-name="gr7" draw:text-style-name="P3" draw:layer="layout" draw:type="curve" svg:x1="15.335cm" svg:y1="13.988cm" svg:x2="18.062cm" svg:y2="12.532cm" draw:start-shape="id14" draw:start-glue-point="10" draw:end-shape="id13" draw:end-glue-point="7" svg:d="m15335 13988c1909 0 546-1456 2727-1456">
            <text:p/>
          </draw:connector>
          <draw:connector draw:style-name="gr7" draw:text-style-name="P3" draw:layer="layout" draw:type="curve" draw:line-skew="0.579cm 0.579cm" svg:x1="18.511cm" svg:y1="12.717cm" svg:x2="19.145cm" svg:y2="12.083cm" draw:start-shape="id13" draw:start-glue-point="8" draw:end-shape="id13" draw:end-glue-point="10" svg:d="m18511 12717c0 1624 859 1353 1423 789s835-1423-789-1423">
            <text:p/>
          </draw:connector>
          <draw:frame draw:style-name="gr14" draw:layer="layout" svg:width="0.853cm" svg:height="0.962cm" svg:x="15.337cm" svg:y="11.527cm">
            <draw:text-box>
              <text:p>0</text:p>
            </draw:text-box>
          </draw:frame>
          <draw:frame draw:style-name="gr14" draw:layer="layout" svg:width="0.853cm" svg:height="0.962cm" svg:x="15.838cm" svg:y="13.027cm">
            <draw:text-box>
              <text:p>1</text:p>
            </draw:text-box>
          </draw:frame>
          <draw:frame draw:style-name="gr14" draw:layer="layout" svg:width="0.853cm" svg:height="0.962cm" svg:x="18.938cm" svg:y="12.127cm">
            <draw:text-box>
              <text:p>0</text:p>
            </draw:text-box>
          </draw:frame>
          <draw:frame draw:style-name="gr14" draw:layer="layout" svg:width="0.853cm" svg:height="0.962cm" svg:x="19.239cm" svg:y="12.927cm">
            <draw:text-box>
              <text:p>1</text:p>
            </draw:text-box>
          </draw:frame>
          <draw:frame draw:style-name="gr14" draw:layer="layout" svg:width="0.853cm" svg:height="0.962cm" svg:x="20.839cm" svg:y="10.627cm">
            <draw:text-box>
              <text:p>0</text:p>
            </draw:text-box>
          </draw:frame>
          <draw:frame draw:style-name="gr14" draw:text-style-name="P8" draw:id="id19" draw:layer="layout" svg:width="0.756cm" svg:height="1.276cm" svg:x="18.539cm" svg:y="14.42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3.329cm" svg:y1="14.004cm" svg:x2="14.067cm" svg:y2="13.988cm" draw:end-shape="id14" draw:end-glue-point="6" svg:d="m13329 14004 738-16">
            <text:p/>
          </draw:connector>
        </draw:g>
        <draw:g>
          <draw:custom-shape draw:style-name="gr12" draw:text-style-name="P9" draw:id="id16" draw:layer="layout" svg:width="3.81cm" svg:height="1.27cm" svg:x="12.065cm" svg:y="17.44cm">
            <text:p text:style-name="P3"><text:span text:style-name="T23">Initial 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3.97cm" svg:y1="17.44cm" svg:x2="14.252cm" svg:y2="14.437cm" draw:start-shape="id16" draw:start-glue-point="0" draw:end-shape="id14" draw:end-glue-point="7" svg:d="m13970 17440 282-3003">
            <text:p/>
          </draw:connector>
        </draw:g>
        <draw:g>
          <draw:custom-shape draw:style-name="gr12" draw:text-style-name="P9" draw:id="id17" draw:layer="layout" svg:width="3.81cm" svg:height="1.904cm" svg:x="23.165cm" svg:y="17.441cm">
            <text:p text:style-name="P3"><text:span text:style-name="T23">Accepting</text:span></text:p>
            <text:p text:style-name="P3"><text:span text:style-name="T23">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25.07cm" svg:y1="17.441cm" svg:x2="23.907cm" svg:y2="13.989cm" draw:start-shape="id17" draw:start-glue-point="0" draw:end-shape="id15" svg:d="m25070 17441-1163-3452">
            <text:p/>
          </draw:connector>
        </draw:g>
        <draw:g>
          <draw:custom-shape draw:style-name="gr12" draw:text-style-name="P9" draw:id="id18" draw:layer="layout" svg:width="3.81cm" svg:height="1.27cm" svg:x="17.145cm" svg:y="18.538cm">
            <text:p text:style-name="P3"><text:span text:style-name="T23">Transitio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9.05cm" svg:y1="18.538cm" svg:x2="18.917cm" svg:y2="15.703cm" draw:start-shape="id18" draw:start-glue-point="0" draw:end-shape="id19" draw:end-glue-point="2" svg:d="m19050 18538-133-2835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mpty Transitions</text:p>
          </draw:text-box>
        </draw:frame>
        <draw:g>
          <draw:g draw:id="id22">
            <draw:custom-shape draw:style-name="gr13" draw:text-style-name="P3" draw:layer="layout" svg:width="1.27cm" svg:height="1.27cm" svg:x="11.204cm" svg:y="8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1.343cm" svg:y="8.5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1" draw:layer="layout" svg:width="1.27cm" svg:height="1.27cm" svg:x="2.634cm" svg:y="8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0" draw:layer="layout" svg:width="1.27cm" svg:height="1.27cm" svg:x="6.444cm" svg:y="6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.078cm" svg:y1="7.802cm" svg:x2="7.712cm" svg:y2="7.168cm" draw:start-shape="id20" draw:start-glue-point="8" draw:end-shape="id20" draw:end-glue-point="10" svg:d="m7078 7802c0 756 569 630 917 283s473-917-283-917">
            <text:p/>
          </draw:connector>
          <draw:connector draw:style-name="gr7" draw:text-style-name="P3" draw:layer="layout" draw:type="curve" svg:x1="3.268cm" svg:y1="8.439cm" svg:x2="6.444cm" svg:y2="7.168cm" draw:start-shape="id21" draw:start-glue-point="4" draw:end-shape="id20" draw:end-glue-point="6" svg:d="m3268 8439c0-848 1058-1271 3176-1271">
            <text:p/>
          </draw:connector>
          <draw:connector draw:style-name="gr7" draw:text-style-name="P3" draw:layer="layout" draw:type="curve" draw:line-skew="0.733cm" svg:x1="3.268cm" svg:y1="9.707cm" svg:x2="11.839cm" svg:y2="9.709cm" draw:start-shape="id21" draw:start-glue-point="8" draw:end-shape="id22" draw:end-glue-point="2" svg:d="m3268 9707c0 1855 8571 1854 8571 2">
            <text:p/>
          </draw:connector>
          <draw:connector draw:style-name="gr7" draw:text-style-name="P3" draw:layer="layout" draw:type="curve" draw:line-skew="0.62cm" svg:x1="7.527cm" svg:y1="6.719cm" svg:x2="11.839cm" svg:y2="8.439cm" draw:start-shape="id20" draw:start-glue-point="11" draw:end-shape="id22" draw:end-glue-point="0" svg:d="m7527 6719c0-99 4312-959 4312 1720">
            <text:p/>
          </draw:connector>
          <draw:connector draw:style-name="gr7" draw:text-style-name="P3" draw:layer="layout" draw:type="curve" svg:x1="3.902cm" svg:y1="9.073cm" svg:x2="6.629cm" svg:y2="7.617cm" draw:start-shape="id21" draw:start-glue-point="10" draw:end-shape="id20" draw:end-glue-point="7" svg:d="m3902 9073c1909 0 546-1456 2727-1456">
            <text:p/>
          </draw:connector>
          <draw:connector draw:style-name="gr7" draw:text-style-name="P3" draw:layer="layout" draw:type="curve" draw:line-skew="0.795cm 0.885cm" svg:x1="7.078cm" svg:y1="7.802cm" svg:x2="7.712cm" svg:y2="7.168cm" draw:start-shape="id20" draw:start-glue-point="8" draw:end-shape="id20" draw:end-glue-point="10" svg:d="m7078 7802c0 1948 1012 1623 1691 978s1026-1612-1057-1612">
            <text:p/>
          </draw:connector>
          <draw:frame draw:style-name="gr14" draw:layer="layout" svg:width="0.853cm" svg:height="0.962cm" svg:x="3.904cm" svg:y="6.612cm">
            <draw:text-box>
              <text:p>0</text:p>
            </draw:text-box>
          </draw:frame>
          <draw:frame draw:style-name="gr14" draw:layer="layout" svg:width="0.853cm" svg:height="0.962cm" svg:x="4.405cm" svg:y="7.912cm">
            <draw:text-box>
              <text:p>1</text:p>
            </draw:text-box>
          </draw:frame>
          <draw:frame draw:style-name="gr14" draw:layer="layout" svg:width="0.853cm" svg:height="0.962cm" svg:x="7.505cm" svg:y="7.212cm">
            <draw:text-box>
              <text:p>0</text:p>
            </draw:text-box>
          </draw:frame>
          <draw:frame draw:style-name="gr14" draw:layer="layout" svg:width="0.853cm" svg:height="0.962cm" svg:x="7.806cm" svg:y="8.012cm">
            <draw:text-box>
              <text:p>1</text:p>
            </draw:text-box>
          </draw:frame>
          <draw:frame draw:style-name="gr14" draw:layer="layout" svg:width="0.853cm" svg:height="0.962cm" svg:x="9.406cm" svg:y="5.712cm">
            <draw:text-box>
              <text:p>0</text:p>
            </draw:text-box>
          </draw:frame>
          <draw:frame draw:style-name="gr14" draw:text-style-name="P8" draw:layer="layout" svg:width="0.756cm" svg:height="1.276cm" svg:x="7.106cm" svg:y="9.912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-0.6cm 0.167cm" svg:x1="7.078cm" svg:y1="6.534cm" svg:x2="12.474cm" svg:y2="9.074cm" draw:start-shape="id20" draw:start-glue-point="4" draw:end-shape="id22" draw:end-glue-point="1" svg:d="m7078 6534c0-1651 3033-1376 4633-329s1766 2869 763 2869">
            <text:p/>
          </draw:connector>
          <draw:frame draw:style-name="gr14" draw:text-style-name="P10" draw:layer="layout" svg:width="0.781cm" svg:height="1.081cm" svg:x="10.891cm" svg:y="4.845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71cm" svg:y1="9.078cm" svg:x2="2.634cm" svg:y2="9.073cm" draw:end-shape="id21" draw:end-glue-point="6" svg:d="m1710 9078 924-5">
            <text:p/>
          </draw:connector>
        </draw:g>
        <draw:g>
          <draw:g draw:id="id25">
            <draw:custom-shape draw:style-name="gr13" draw:text-style-name="P3" draw:layer="layout" svg:width="1.27cm" svg:height="1.27cm" svg:x="17.704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7.843cm" svg:y="16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4" draw:layer="layout" svg:width="1.27cm" svg:height="1.27cm" svg:x="9.134cm" svg:y="16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3" draw:layer="layout" svg:width="1.27cm" svg:height="1.27cm" svg:x="12.944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3.578cm" svg:y1="16.06cm" svg:x2="14.212cm" svg:y2="15.426cm" draw:start-shape="id23" draw:start-glue-point="8" draw:end-shape="id23" draw:end-glue-point="10" svg:d="m13578 16060c0 756 569 630 917 283s473-917-283-917">
            <text:p/>
          </draw:connector>
          <draw:connector draw:style-name="gr7" draw:text-style-name="P3" draw:layer="layout" draw:type="curve" svg:x1="9.768cm" svg:y1="16.697cm" svg:x2="12.944cm" svg:y2="15.426cm" draw:start-shape="id24" draw:start-glue-point="4" draw:end-shape="id23" draw:end-glue-point="6" svg:d="m9768 16697c0-848 1058-1271 3176-1271">
            <text:p/>
          </draw:connector>
          <draw:connector draw:style-name="gr7" draw:text-style-name="P3" draw:layer="layout" draw:type="curve" draw:line-skew="0.733cm" svg:x1="9.768cm" svg:y1="17.965cm" svg:x2="18.339cm" svg:y2="17.967cm" draw:start-shape="id24" draw:start-glue-point="8" draw:end-shape="id25" draw:end-glue-point="2" svg:d="m9768 17965c0 1855 8571 1854 8571 2">
            <text:p/>
          </draw:connector>
          <draw:connector draw:style-name="gr7" draw:text-style-name="P3" draw:layer="layout" draw:type="curve" draw:line-skew="0.62cm" svg:x1="14.027cm" svg:y1="14.977cm" svg:x2="18.339cm" svg:y2="16.697cm" draw:start-shape="id23" draw:start-glue-point="11" draw:end-shape="id25" draw:end-glue-point="0" svg:d="m14027 14977c0-99 4312-959 4312 1720">
            <text:p/>
          </draw:connector>
          <draw:connector draw:style-name="gr7" draw:text-style-name="P3" draw:layer="layout" draw:type="curve" svg:x1="10.402cm" svg:y1="17.331cm" svg:x2="13.129cm" svg:y2="15.875cm" draw:start-shape="id24" draw:start-glue-point="10" draw:end-shape="id23" draw:end-glue-point="7" svg:d="m10402 17331c1909 0 546-1456 2727-1456">
            <text:p/>
          </draw:connector>
          <draw:connector draw:style-name="gr7" draw:text-style-name="P3" draw:layer="layout" draw:type="curve" draw:line-skew="0.795cm 0.885cm" svg:x1="13.578cm" svg:y1="16.06cm" svg:x2="14.212cm" svg:y2="15.426cm" draw:start-shape="id23" draw:start-glue-point="8" draw:end-shape="id23" draw:end-glue-point="10" svg:d="m13578 16060c0 1948 1012 1623 1691 978s1026-1612-1057-1612">
            <text:p/>
          </draw:connector>
          <draw:frame draw:style-name="gr14" draw:layer="layout" svg:width="0.853cm" svg:height="0.962cm" svg:x="10.404cm" svg:y="14.87cm">
            <draw:text-box>
              <text:p>0</text:p>
            </draw:text-box>
          </draw:frame>
          <draw:frame draw:style-name="gr14" draw:layer="layout" svg:width="0.853cm" svg:height="0.962cm" svg:x="10.905cm" svg:y="16.17cm">
            <draw:text-box>
              <text:p>1</text:p>
            </draw:text-box>
          </draw:frame>
          <draw:frame draw:style-name="gr14" draw:layer="layout" svg:width="0.853cm" svg:height="0.962cm" svg:x="14.005cm" svg:y="15.47cm">
            <draw:text-box>
              <text:p>0</text:p>
            </draw:text-box>
          </draw:frame>
          <draw:frame draw:style-name="gr14" draw:layer="layout" svg:width="0.853cm" svg:height="0.962cm" svg:x="14.306cm" svg:y="16.27cm">
            <draw:text-box>
              <text:p>1</text:p>
            </draw:text-box>
          </draw:frame>
          <draw:frame draw:style-name="gr14" draw:layer="layout" svg:width="0.853cm" svg:height="0.962cm" svg:x="15.906cm" svg:y="13.97cm">
            <draw:text-box>
              <text:p>0</text:p>
            </draw:text-box>
          </draw:frame>
          <draw:frame draw:style-name="gr14" draw:text-style-name="P8" draw:layer="layout" svg:width="0.756cm" svg:height="1.276cm" svg:x="13.606cm" svg:y="18.1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8.21cm" svg:y1="17.336cm" svg:x2="9.134cm" svg:y2="17.331cm" draw:end-shape="id24" draw:end-glue-point="6" svg:d="m8210 17336 924-5">
            <text:p/>
          </draw:connector>
          <draw:custom-shape draw:style-name="gr13" draw:text-style-name="P3" draw:layer="layout" svg:width="1.083cm" svg:height="1.083cm" svg:x="13.044cm" svg:y="14.8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4" draw:text-style-name="P8" draw:layer="layout" svg:width="4.85cm" svg:height="1.276cm" svg:x="18.15cm" svg:y="7.42cm">
          <draw:text-box>
            <text:p><text:span text:style-name="T22">, | [01]+ 0?</text:span></text:p>
          </draw:text-box>
        </draw:frame>
        <draw:frame draw:style-name="gr2" draw:text-style-name="P8" draw:layer="layout" svg:width="20.955cm" svg:height="1.453cm" svg:x="0.635cm" svg:y="12cm">
          <draw:text-box>
            <text:p text:style-name="P8"><text:span text:style-name="T25"></text:span><text:span text:style-name="T26">-</text:span><text:span text:style-name="T22">Transitions can always be eliminate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ognizing Token Stream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rom Lex to Lex+</text:p>
              </text:list-item>
              <text:list-item>
                <text:p>For every accepting state A</text:p>
                <text:list>
                  <text:list-item>
                    <text:p>Add an <text:span text:style-name="T17"></text:span>-transition from A to the initial state</text:p>
                  </text:list-item>
                </text:list>
              </text:list-item>
              <text:list-item>
                <text:p>Eliminate all <text:span text:style-name="T17"></text:span>-transitions</text:p>
              </text:list-item>
            </text:list>
          </draw:text-box>
        </draw:frame>
        <draw:g>
          <draw:g draw:id="id28">
            <draw:custom-shape draw:style-name="gr13" draw:text-style-name="P3" draw:layer="layout" svg:width="1.27cm" svg:height="1.27cm" svg:x="10.764cm" svg:y="1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0.903cm" svg:y="16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7" draw:layer="layout" svg:width="1.27cm" svg:height="1.27cm" svg:x="2.19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6" draw:layer="layout" svg:width="1.27cm" svg:height="1.27cm" svg:x="6.00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15.664cm" svg:x2="7.272cm" svg:y2="15.03cm" draw:start-shape="id26" draw:start-glue-point="8" draw:end-shape="id26" draw:end-glue-point="10" svg:d="m6638 15664c0 756 569 630 917 283s473-917-283-917">
            <text:p/>
          </draw:connector>
          <draw:connector draw:style-name="gr7" draw:text-style-name="P3" draw:layer="layout" draw:type="curve" svg:x1="2.828cm" svg:y1="16.301cm" svg:x2="6.004cm" svg:y2="15.03cm" draw:start-shape="id27" draw:start-glue-point="4" draw:end-shape="id26" draw:end-glue-point="6" svg:d="m2828 16301c0-848 1058-1271 3176-1271">
            <text:p/>
          </draw:connector>
          <draw:connector draw:style-name="gr7" draw:text-style-name="P3" draw:layer="layout" draw:type="curve" draw:line-skew="0.733cm" svg:x1="2.828cm" svg:y1="17.569cm" svg:x2="11.399cm" svg:y2="17.571cm" draw:start-shape="id27" draw:start-glue-point="8" draw:end-shape="id28" draw:end-glue-point="2" svg:d="m2828 17569c0 1855 8571 1854 8571 2">
            <text:p/>
          </draw:connector>
          <draw:connector draw:style-name="gr7" draw:text-style-name="P3" draw:layer="layout" draw:type="curve" draw:line-skew="0.62cm" svg:x1="7.087cm" svg:y1="14.581cm" svg:x2="11.399cm" svg:y2="16.301cm" draw:start-shape="id26" draw:start-glue-point="11" draw:end-shape="id28" draw:end-glue-point="0" svg:d="m7087 14581c0-99 4312-959 4312 1720">
            <text:p/>
          </draw:connector>
          <draw:connector draw:style-name="gr7" draw:text-style-name="P3" draw:layer="layout" draw:type="curve" svg:x1="3.462cm" svg:y1="16.935cm" svg:x2="6.189cm" svg:y2="15.479cm" draw:start-shape="id27" draw:start-glue-point="10" draw:end-shape="id26" draw:end-glue-point="7" svg:d="m3462 16935c1909 0 546-1456 2727-1456">
            <text:p/>
          </draw:connector>
          <draw:connector draw:style-name="gr7" draw:text-style-name="P3" draw:layer="layout" draw:type="curve" draw:line-skew="0.795cm 0.885cm" svg:x1="6.638cm" svg:y1="15.664cm" svg:x2="7.272cm" svg:y2="15.03cm" draw:start-shape="id26" draw:start-glue-point="8" draw:end-shape="id26" draw:end-glue-point="10" svg:d="m6638 15664c0 1948 1012 1623 1691 978s1026-1612-1057-1612">
            <text:p/>
          </draw:connector>
          <draw:frame draw:style-name="gr14" draw:layer="layout" svg:width="0.853cm" svg:height="0.962cm" svg:x="3.464cm" svg:y="14.474cm">
            <draw:text-box>
              <text:p>0</text:p>
            </draw:text-box>
          </draw:frame>
          <draw:frame draw:style-name="gr14" draw:layer="layout" svg:width="0.853cm" svg:height="0.962cm" svg:x="3.965cm" svg:y="15.774cm">
            <draw:text-box>
              <text:p>1</text:p>
            </draw:text-box>
          </draw:frame>
          <draw:frame draw:style-name="gr14" draw:layer="layout" svg:width="0.853cm" svg:height="0.962cm" svg:x="7.065cm" svg:y="15.074cm">
            <draw:text-box>
              <text:p>0</text:p>
            </draw:text-box>
          </draw:frame>
          <draw:frame draw:style-name="gr14" draw:layer="layout" svg:width="0.853cm" svg:height="0.962cm" svg:x="7.366cm" svg:y="15.874cm">
            <draw:text-box>
              <text:p>1</text:p>
            </draw:text-box>
          </draw:frame>
          <draw:frame draw:style-name="gr14" draw:layer="layout" svg:width="0.853cm" svg:height="0.962cm" svg:x="8.966cm" svg:y="13.574cm">
            <draw:text-box>
              <text:p>0</text:p>
            </draw:text-box>
          </draw:frame>
          <draw:frame draw:style-name="gr14" draw:text-style-name="P8" draw:layer="layout" svg:width="0.756cm" svg:height="1.276cm" svg:x="6.666cm" svg:y="17.774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0.611cm -2.843cm" svg:x1="12.034cm" svg:y1="16.936cm" svg:x2="2.379cm" svg:y2="16.486cm" draw:start-shape="id28" draw:start-glue-point="1" draw:end-shape="id27" draw:end-glue-point="5" svg:d="m12034 16936c1669 0 1391-1990-1440-3426s-8215-2317-8215 2976">
            <text:p/>
          </draw:connector>
          <draw:frame draw:style-name="gr14" draw:text-style-name="P10" draw:layer="layout" svg:width="0.781cm" svg:height="1.081cm" svg:x="9.951cm" svg:y="12.307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27cm" svg:y1="16.94cm" svg:x2="2.194cm" svg:y2="16.935cm" draw:end-shape="id27" draw:end-glue-point="6" svg:d="m1270 16940 924-5">
            <text:p/>
          </draw:connector>
        </draw:g>
        <draw:g>
          <draw:custom-shape draw:style-name="gr13" draw:text-style-name="P3" draw:id="id31" draw:layer="layout" svg:width="1.27cm" svg:height="1.27cm" svg:x="23.50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972cm" svg:height="0.972cm" svg:x="23.643cm" svg:y="16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0" draw:layer="layout" svg:width="1.27cm" svg:height="1.27cm" svg:x="14.93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9" draw:layer="layout" svg:width="1.27cm" svg:height="1.27cm" svg:x="18.74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9.378cm" svg:y1="15.664cm" svg:x2="20.012cm" svg:y2="15.03cm" draw:start-shape="id29" draw:start-glue-point="8" draw:end-shape="id29" draw:end-glue-point="10" svg:d="m19378 15664c0 756 569 630 917 283s473-917-283-917">
            <text:p/>
          </draw:connector>
          <draw:connector draw:style-name="gr7" draw:text-style-name="P3" draw:layer="layout" draw:type="curve" svg:x1="15.568cm" svg:y1="16.301cm" svg:x2="18.744cm" svg:y2="15.03cm" draw:start-shape="id30" draw:start-glue-point="4" draw:end-shape="id29" draw:end-glue-point="6" svg:d="m15568 16301c0-848 1058-1271 3176-1271">
            <text:p/>
          </draw:connector>
          <draw:connector draw:style-name="gr7" draw:text-style-name="P3" draw:layer="layout" draw:type="curve" draw:line-skew="0cm 3.57cm" svg:x1="15.568cm" svg:y1="17.569cm" svg:x2="23.504cm" svg:y2="16.935cm" draw:start-shape="id30" draw:start-glue-point="8" draw:end-shape="id31" draw:end-glue-point="6" svg:d="m15568 17569c0 756 3929 630 5883 283s1935-917 2053-917">
            <text:p/>
          </draw:connector>
          <draw:connector draw:style-name="gr7" draw:text-style-name="P3" draw:layer="layout" draw:type="curve" draw:line-skew="0.62cm" svg:x1="19.827cm" svg:y1="14.581cm" svg:x2="24.139cm" svg:y2="16.301cm" draw:start-shape="id29" draw:start-glue-point="11" svg:d="m19827 14581c0-99 4312-959 4312 1720">
            <text:p/>
          </draw:connector>
          <draw:connector draw:style-name="gr7" draw:text-style-name="P3" draw:layer="layout" draw:type="curve" svg:x1="16.202cm" svg:y1="16.935cm" svg:x2="18.929cm" svg:y2="15.479cm" draw:start-shape="id30" draw:start-glue-point="10" draw:end-shape="id29" draw:end-glue-point="7" svg:d="m16202 16935c1909 0 546-1456 2727-1456">
            <text:p/>
          </draw:connector>
          <draw:connector draw:style-name="gr7" draw:text-style-name="P3" draw:layer="layout" draw:type="curve" draw:line-skew="0.795cm 0.885cm" svg:x1="19.378cm" svg:y1="15.664cm" svg:x2="20.012cm" svg:y2="15.03cm" draw:start-shape="id29" draw:start-glue-point="8" draw:end-shape="id29" draw:end-glue-point="10" svg:d="m19378 15664c0 1948 1012 1623 1691 978s1026-1612-1057-1612">
            <text:p/>
          </draw:connector>
          <draw:frame draw:style-name="gr14" draw:layer="layout" svg:width="0.853cm" svg:height="0.962cm" svg:x="16.204cm" svg:y="14.474cm">
            <draw:text-box>
              <text:p>0</text:p>
            </draw:text-box>
          </draw:frame>
          <draw:frame draw:style-name="gr14" draw:layer="layout" svg:width="0.853cm" svg:height="0.962cm" svg:x="16.705cm" svg:y="15.774cm">
            <draw:text-box>
              <text:p>1</text:p>
            </draw:text-box>
          </draw:frame>
          <draw:frame draw:style-name="gr14" draw:layer="layout" svg:width="0.853cm" svg:height="0.962cm" svg:x="19.805cm" svg:y="15.074cm">
            <draw:text-box>
              <text:p>0</text:p>
            </draw:text-box>
          </draw:frame>
          <draw:frame draw:style-name="gr14" draw:layer="layout" svg:width="0.853cm" svg:height="0.962cm" svg:x="20.106cm" svg:y="15.874cm">
            <draw:text-box>
              <text:p>1</text:p>
            </draw:text-box>
          </draw:frame>
          <draw:frame draw:style-name="gr18" draw:layer="layout" svg:width="0.853cm" svg:height="0.962cm" svg:x="21.59cm" svg:y="14.278cm">
            <draw:text-box>
              <text:p>0</text:p>
            </draw:text-box>
          </draw:frame>
          <draw:frame draw:style-name="gr14" draw:text-style-name="P8" draw:layer="layout" svg:width="0.756cm" svg:height="1.276cm" svg:x="18.415cm" svg:y="16.845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4.01cm" svg:y1="16.94cm" svg:x2="14.934cm" svg:y2="16.935cm" draw:end-shape="id30" draw:end-glue-point="6" svg:d="m14010 16940 924-5">
            <text:p/>
          </draw:connector>
          <draw:connector draw:style-name="gr17" draw:text-style-name="P3" draw:layer="layout" draw:type="curve" svg:x1="24.587cm" svg:y1="16.486cm" svg:x2="19.378cm" svg:y2="14.396cm" draw:start-shape="id31" draw:start-glue-point="11" draw:end-shape="id29" draw:end-glue-point="4" svg:d="m24587 16486c0-3886-5209-2841-5209-2090">
            <text:p/>
          </draw:connector>
          <draw:connector draw:style-name="gr17" draw:text-style-name="P3" draw:layer="layout" draw:type="curve" draw:line-skew="0.57cm -0.938cm" svg:x1="24.772cm" svg:y1="16.935cm" svg:x2="18.929cm" svg:y2="14.581cm" draw:start-shape="id31" draw:start-glue-point="10" draw:end-shape="id29" draw:end-glue-point="5" svg:d="m24772 16935c1611 0 1342-1989-521-3187s-5322-1603-5322 833">
            <text:p/>
          </draw:connector>
          <draw:frame draw:style-name="gr18" draw:text-style-name="P11" draw:layer="layout" svg:width="0.853cm" svg:height="0.962cm" svg:x="22.642cm" svg:y="12.373cm">
            <draw:text-box>
              <text:p text:style-name="P11"><text:span text:style-name="T27">0</text:span></text:p>
            </draw:text-box>
          </draw:frame>
          <draw:frame draw:style-name="gr18" draw:text-style-name="P11" draw:layer="layout" svg:width="0.853cm" svg:height="0.962cm" svg:x="20.102cm" svg:y="12.9cm">
            <draw:text-box>
              <text:p text:style-name="P11"><text:span text:style-name="T27">1</text:span></text:p>
            </draw:text-box>
          </draw:frame>
          <draw:connector draw:style-name="gr17" draw:text-style-name="P3" draw:layer="layout" draw:type="curve" draw:line-skew="0.707cm 0.084cm" svg:x1="23.689cm" svg:y1="17.384cm" svg:x2="24.587cm" svg:y2="17.384cm" draw:start-shape="id31" draw:start-glue-point="7" draw:end-shape="id31" draw:end-glue-point="9" svg:d="m23689 17384c31 0 26 387 242 677s656 482 656-677">
            <text:p/>
          </draw:connector>
          <draw:frame draw:style-name="gr19" draw:text-style-name="P12" draw:layer="layout" svg:width="0.943cm" svg:height="1.276cm" svg:x="23.822cm" svg:y="17.674cm">
            <draw:text-box>
              <text:p text:style-name="P11"><text:span text:style-name="T28">,</text:span></text:p>
            </draw:text-box>
          </draw:frame>
        </draw:g>
        <draw:frame draw:style-name="gr2" draw:text-style-name="P13" draw:layer="layout" svg:width="7.62cm" svg:height="1.352cm" svg:x="11.075cm" svg:y="19.285cm">
          <draw:text-box>
            <text:p text:style-name="P13"><text:span text:style-name="T29">(</text:span><text:span text:style-name="T30">, | [01]+ 0</text:span><text:span text:style-name="T29">)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clusion for Regular Languages</text:p>
          </draw:text-box>
        </draw:frame>
        <draw:g>
          <draw:custom-shape draw:style-name="gr13" draw:text-style-name="P3" draw:id="id34" draw:layer="layout" svg:width="1.27cm" svg:height="1.27cm" svg:x="10.764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972cm" svg:height="0.972cm" svg:x="10.903cm" svg:y="9.147cm">
            <text:p text:style-name="P3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3" draw:layer="layout" svg:width="1.27cm" svg:height="1.27cm" svg:x="2.194cm" svg:y="9.008cm">
            <text:p text:style-name="P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2" draw:layer="layout" svg:width="1.27cm" svg:height="1.27cm" svg:x="6.004cm" svg:y="7.103cm">
            <text:p text:style-name="P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8.371cm" svg:x2="7.272cm" svg:y2="7.737cm" draw:start-shape="id32" draw:start-glue-point="8" draw:end-shape="id32" draw:end-glue-point="10" svg:d="m6638 8371c0 756 569 630 917 283s473-917-283-917">
            <text:p/>
          </draw:connector>
          <draw:connector draw:style-name="gr7" draw:text-style-name="P3" draw:layer="layout" draw:type="curve" svg:x1="2.828cm" svg:y1="9.008cm" svg:x2="6.004cm" svg:y2="7.737cm" draw:start-shape="id33" draw:start-glue-point="4" draw:end-shape="id32" draw:end-glue-point="6" svg:d="m2828 9008c0-848 1058-1271 3176-1271">
            <text:p/>
          </draw:connector>
          <draw:connector draw:style-name="gr7" draw:text-style-name="P3" draw:layer="layout" draw:type="curve" draw:line-skew="0cm 3.57cm" svg:x1="2.828cm" svg:y1="10.276cm" svg:x2="10.764cm" svg:y2="9.642cm" draw:start-shape="id33" draw:start-glue-point="8" draw:end-shape="id34" draw:end-glue-point="6" svg:d="m2828 10276c0 756 3929 630 5883 283s1935-917 2053-917">
            <text:p/>
          </draw:connector>
          <draw:connector draw:style-name="gr7" draw:text-style-name="P3" draw:layer="layout" draw:type="curve" draw:line-skew="0.62cm" svg:x1="7.087cm" svg:y1="7.288cm" svg:x2="11.399cm" svg:y2="9.008cm" draw:start-shape="id32" draw:start-glue-point="11" svg:d="m7087 7288c0-99 4312-959 4312 1720">
            <text:p/>
          </draw:connector>
          <draw:connector draw:style-name="gr7" draw:text-style-name="P3" draw:layer="layout" draw:type="curve" svg:x1="3.462cm" svg:y1="9.642cm" svg:x2="6.189cm" svg:y2="8.186cm" draw:start-shape="id33" draw:start-glue-point="10" draw:end-shape="id32" draw:end-glue-point="7" svg:d="m3462 9642c1909 0 546-1456 2727-1456">
            <text:p/>
          </draw:connector>
          <draw:connector draw:style-name="gr7" draw:text-style-name="P3" draw:layer="layout" draw:type="curve" draw:line-skew="0.795cm 0.885cm" svg:x1="6.638cm" svg:y1="8.371cm" svg:x2="7.272cm" svg:y2="7.737cm" draw:start-shape="id32" draw:start-glue-point="8" draw:end-shape="id32" draw:end-glue-point="10" svg:d="m6638 8371c0 1948 1012 1623 1691 978s1026-1612-1057-1612">
            <text:p/>
          </draw:connector>
          <draw:frame draw:style-name="gr14" draw:layer="layout" svg:width="0.853cm" svg:height="0.962cm" svg:x="3.464cm" svg:y="7.181cm">
            <draw:text-box>
              <text:p>0</text:p>
            </draw:text-box>
          </draw:frame>
          <draw:frame draw:style-name="gr14" draw:layer="layout" svg:width="0.853cm" svg:height="0.962cm" svg:x="3.965cm" svg:y="8.481cm">
            <draw:text-box>
              <text:p>1</text:p>
            </draw:text-box>
          </draw:frame>
          <draw:frame draw:style-name="gr14" draw:layer="layout" svg:width="0.853cm" svg:height="0.962cm" svg:x="7.065cm" svg:y="7.781cm">
            <draw:text-box>
              <text:p>0</text:p>
            </draw:text-box>
          </draw:frame>
          <draw:frame draw:style-name="gr14" draw:layer="layout" svg:width="0.853cm" svg:height="0.962cm" svg:x="7.366cm" svg:y="8.581cm">
            <draw:text-box>
              <text:p>1</text:p>
            </draw:text-box>
          </draw:frame>
          <draw:frame draw:style-name="gr18" draw:layer="layout" svg:width="0.853cm" svg:height="0.962cm" svg:x="8.85cm" svg:y="6.985cm">
            <draw:text-box>
              <text:p>0</text:p>
            </draw:text-box>
          </draw:frame>
          <draw:frame draw:style-name="gr14" draw:text-style-name="P8" draw:layer="layout" svg:width="0.756cm" svg:height="1.276cm" svg:x="5.675cm" svg:y="9.552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.27cm" svg:y1="9.647cm" svg:x2="2.194cm" svg:y2="9.642cm" draw:end-shape="id33" draw:end-glue-point="6" svg:d="m1270 9647 924-5">
            <text:p/>
          </draw:connector>
          <draw:connector draw:style-name="gr21" draw:text-style-name="P3" draw:layer="layout" draw:type="curve" svg:x1="11.847cm" svg:y1="9.193cm" svg:x2="6.638cm" svg:y2="7.103cm" draw:start-shape="id34" draw:start-glue-point="11" draw:end-shape="id32" draw:end-glue-point="4" svg:d="m11847 9193c0-3886-5209-2841-5209-2090">
            <text:p/>
          </draw:connector>
          <draw:connector draw:style-name="gr21" draw:text-style-name="P3" draw:layer="layout" draw:type="curve" draw:line-skew="0.57cm -0.938cm" svg:x1="12.032cm" svg:y1="9.642cm" svg:x2="6.189cm" svg:y2="7.288cm" draw:start-shape="id34" draw:start-glue-point="10" draw:end-shape="id32" draw:end-glue-point="5" svg:d="m12032 9642c1611 0 1342-1989-521-3187s-5322-1603-5322 833">
            <text:p/>
          </draw:connector>
          <draw:frame draw:style-name="gr18" draw:text-style-name="P14" draw:layer="layout" svg:width="0.853cm" svg:height="0.962cm" svg:x="9.902cm" svg:y="5.08cm">
            <draw:text-box>
              <text:p text:style-name="P14"><text:span text:style-name="T31">0</text:span></text:p>
            </draw:text-box>
          </draw:frame>
          <draw:frame draw:style-name="gr18" draw:text-style-name="P14" draw:layer="layout" svg:width="0.853cm" svg:height="0.962cm" svg:x="7.362cm" svg:y="5.607cm">
            <draw:text-box>
              <text:p text:style-name="P14"><text:span text:style-name="T31">1</text:span></text:p>
            </draw:text-box>
          </draw:frame>
          <draw:connector draw:style-name="gr21" draw:text-style-name="P3" draw:layer="layout" draw:type="curve" draw:line-skew="0.707cm 0.084cm" svg:x1="10.949cm" svg:y1="10.091cm" svg:x2="11.847cm" svg:y2="10.091cm" draw:start-shape="id34" draw:start-glue-point="7" draw:end-shape="id34" draw:end-glue-point="9" svg:d="m10949 10091c31 0 26 387 242 677s656 482 656-677">
            <text:p/>
          </draw:connector>
          <draw:frame draw:style-name="gr19" draw:text-style-name="P15" draw:layer="layout" svg:width="0.943cm" svg:height="1.276cm" svg:x="11.082cm" svg:y="10.381cm">
            <draw:text-box>
              <text:p text:style-name="P14"><text:span text:style-name="T32">,</text:span></text:p>
            </draw:text-box>
          </draw:frame>
        </draw:g>
        <draw:frame draw:style-name="gr2" draw:text-style-name="P16" draw:layer="layout" svg:width="2.54cm" svg:height="1.728cm" svg:x="13.97cm" svg:y="6.985cm">
          <draw:text-box>
            <text:p text:style-name="P16"><text:span text:style-name="T33"></text:span></text:p>
          </draw:text-box>
        </draw:frame>
        <draw:frame draw:style-name="gr2" draw:text-style-name="P13" draw:layer="layout" svg:width="13.335cm" svg:height="1.352cm" svg:x="1.91cm" svg:y="11.983cm">
          <draw:text-box>
            <text:p text:style-name="P13"><text:span text:style-name="T30">Generator: (, | [01]+ 0)+</text:span></text:p>
          </draw:text-box>
        </draw:frame>
        <draw:frame draw:style-name="gr2" draw:text-style-name="P13" draw:layer="layout" svg:width="11.43cm" svg:height="1.352cm" svg:x="16.375cm" svg:y="11.983cm">
          <draw:text-box>
            <text:p text:style-name="P13"><text:span text:style-name="T30">Recognizer: ([01]+ | ,)*</text:span></text:p>
          </draw:text-box>
        </draw:frame>
        <draw:g>
          <draw:custom-shape draw:style-name="gr13" draw:text-style-name="P3" draw:id="id35" draw:layer="layout" svg:width="1.27cm" svg:height="1.27cm" svg:x="17.14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6.221cm" svg:y1="8.895cm" svg:x2="17.145cm" svg:y2="8.889cm" draw:end-shape="id35" draw:end-glue-point="6" svg:d="m16221 8895 924-6">
            <text:p/>
          </draw:connector>
          <draw:custom-shape draw:style-name="gr20" draw:text-style-name="P3" draw:layer="layout" svg:width="1.079cm" svg:height="1.079cm" svg:x="17.245cm" svg:y="8.355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6" draw:layer="layout" svg:width="1.27cm" svg:height="1.27cm" svg:x="21.59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5.815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7" draw:layer="layout" svg:width="1.27cm" svg:height="1.27cm" svg:x="21.5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10.26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7.779cm" svg:y1="8.255cm" svg:x2="22.224cm" svg:y2="5.715cm" draw:start-shape="id35" draw:start-glue-point="4" draw:end-shape="id36" draw:end-glue-point="4" svg:d="m17779 8255c0-4561 4445-3291 4445-2540">
            <text:p/>
          </draw:connector>
          <draw:connector draw:style-name="gr7" draw:text-style-name="P3" draw:layer="layout" draw:type="curve" svg:x1="18.228cm" svg:y1="8.44cm" svg:x2="21.775cm" svg:y2="5.9cm" draw:start-shape="id35" draw:start-glue-point="11" draw:end-shape="id36" draw:end-glue-point="5" svg:d="m18228 8440c0-1694 1182-2540 3547-2540">
            <text:p/>
          </draw:connector>
          <draw:connector draw:style-name="gr7" draw:text-style-name="P3" draw:layer="layout" draw:type="curve" svg:x1="22.224cm" svg:y1="6.983cm" svg:x2="22.225cm" svg:y2="10.16cm" draw:start-shape="id36" draw:start-glue-point="8" draw:end-shape="id37" draw:end-glue-point="0" svg:d="m22224 6983c0 2385 1 797 1 3177">
            <text:p/>
          </draw:connector>
          <draw:connector draw:style-name="gr7" draw:text-style-name="P3" draw:layer="layout" draw:type="curve" svg:x1="22.224cm" svg:y1="5.715cm" svg:x2="22.858cm" svg:y2="6.349cm" draw:start-shape="id36" draw:start-glue-point="4" draw:end-shape="id36" draw:end-glue-point="10" svg:d="m22224 5715c0-751 569-626 917-280s473 914-283 914">
            <text:p/>
          </draw:connector>
          <draw:connector draw:style-name="gr7" draw:text-style-name="P3" draw:layer="layout" draw:type="curve" draw:line-skew="-0.581cm 0.579cm" svg:x1="22.224cm" svg:y1="5.715cm" svg:x2="22.858cm" svg:y2="6.349cm" draw:start-shape="id36" draw:start-glue-point="4" draw:end-shape="id36" draw:end-glue-point="10" svg:d="m22224 5715c0-1623 859-1352 1423-789s835 1423-789 1423">
            <text:p/>
          </draw:connector>
          <draw:connector draw:style-name="gr7" draw:text-style-name="P3" draw:layer="layout" draw:type="curve" svg:x1="21.59cm" svg:y1="10.794cm" svg:x2="22.224cm" svg:y2="11.428cm" draw:start-shape="id37" draw:start-glue-point="6" draw:end-shape="id37" draw:end-glue-point="8" svg:d="m21590 10794c-751 0-626 569-280 917s914 473 914-283">
            <text:p/>
          </draw:connector>
          <draw:connector draw:style-name="gr7" draw:text-style-name="P3" draw:layer="layout" draw:type="curve" svg:x1="22.673cm" svg:y1="10.345cm" svg:x2="22.673cm" svg:y2="6.798cm" draw:start-shape="id37" draw:start-glue-point="11" draw:end-shape="id36" draw:end-glue-point="9" svg:d="m22673 10345v-3547">
            <text:p/>
          </draw:connector>
          <draw:connector draw:style-name="gr7" draw:text-style-name="P3" draw:layer="layout" draw:type="curve" svg:x1="22.858cm" svg:y1="10.794cm" svg:x2="22.673cm" svg:y2="6.798cm" draw:start-shape="id37" draw:start-glue-point="10" draw:end-shape="id36" draw:end-glue-point="9" svg:d="m22858 10794c756 0 848-3996-185-3996">
            <text:p/>
          </draw:connector>
          <draw:frame draw:style-name="gr22" draw:layer="layout" svg:width="0.853cm" svg:height="0.963cm" svg:x="19.467cm" svg:y="4.01cm">
            <draw:text-box>
              <text:p>1</text:p>
            </draw:text-box>
          </draw:frame>
          <draw:frame draw:style-name="gr22" draw:layer="layout" svg:width="0.853cm" svg:height="0.963cm" svg:x="19.685cm" svg:y="5.18cm">
            <draw:text-box>
              <text:p>0</text:p>
            </draw:text-box>
          </draw:frame>
          <draw:frame draw:style-name="gr22" draw:layer="layout" svg:width="0.853cm" svg:height="0.963cm" svg:x="23.495cm" svg:y="4.117cm">
            <draw:text-box>
              <text:p>1</text:p>
            </draw:text-box>
          </draw:frame>
          <draw:frame draw:style-name="gr22" draw:layer="layout" svg:width="0.853cm" svg:height="0.963cm" svg:x="22.696cm" svg:y="4.518cm">
            <draw:text-box>
              <text:p>0</text:p>
            </draw:text-box>
          </draw:frame>
          <draw:frame draw:style-name="gr22" draw:layer="layout" svg:width="0.853cm" svg:height="0.963cm" svg:x="23.277cm" svg:y="8.255cm">
            <draw:text-box>
              <text:p>1</text:p>
            </draw:text-box>
          </draw:frame>
          <draw:frame draw:style-name="gr22" draw:layer="layout" svg:width="0.853cm" svg:height="0.963cm" svg:x="22.478cm" svg:y="8.256cm">
            <draw:text-box>
              <text:p>0</text:p>
            </draw:text-box>
          </draw:frame>
          <draw:frame draw:style-name="gr23" draw:layer="layout" svg:width="0.756cm" svg:height="1.277cm" svg:x="21.59cm" svg:y="7.62cm">
            <draw:text-box>
              <text:p><text:span text:style-name="T22">,</text:span></text:p>
            </draw:text-box>
          </draw:frame>
          <draw:frame draw:style-name="gr23" draw:layer="layout" svg:width="0.756cm" svg:height="1.277cm" svg:x="20.734cm" svg:y="10.795cm">
            <draw:text-box>
              <text:p><text:span text:style-name="T22">,</text:span></text:p>
            </draw:text-box>
          </draw:frame>
          <draw:connector draw:style-name="gr7" draw:text-style-name="P3" draw:layer="layout" draw:type="curve" svg:x1="18.413cm" svg:y1="8.889cm" svg:x2="21.775cm" svg:y2="10.345cm" draw:start-shape="id35" draw:start-glue-point="10" draw:end-shape="id37" draw:end-glue-point="5" svg:d="m18413 8889c2385 0 704 1456 3362 1456">
            <text:p/>
          </draw:connector>
          <draw:frame draw:style-name="gr23" draw:layer="layout" svg:width="0.756cm" svg:height="1.277cm" svg:x="19.551cm" svg:y="8.846cm">
            <draw:text-box>
              <text:p><text:span text:style-name="T22">,</text:span></text:p>
            </draw:text-box>
          </draw:frame>
        </draw:g>
        <draw:frame draw:style-name="gr14" draw:layer="layout" svg:width="10.662cm" svg:height="5.939cm" svg:x="9.105cm" svg:y="14.34cm">
          <draw:text-box>
            <text:p>S :: State_G -&gt; [State_R]</text:p>
            <text:p>T :: Transition_G -&gt; [Transition_R]</text:p>
            <text:p/>
            <text:p>We start from </text:p>
            <text:p><text:tab/>S = {Init_G |-&gt; [Init_R]}</text:p>
            <text:p><text:tab/>T = {}</text:p>
            <text:p/>
            <text:p>And compute S and T until a fix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7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 Transducer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ransduction of FSA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R-Parsing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3-07T20:37:31</meta:creation-date>
    <meta:editing-duration>PT14H29M20S</meta:editing-duration>
    <meta:editing-cycles>23</meta:editing-cycles>
    <dc:date>2010-03-08T11:51:04</dc:date>
    <dc:creator>Andrey Breslav</dc:creator>
    <meta:generator>OpenOffice.org/3.1$Linux OpenOffice.org_project/310m19$Build-9420</meta:generator>
    <meta:document-statistic meta:object-count="304"/>
  </office:meta>
</office:document-meta>
</file>